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2024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202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202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202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196" calcext:value-type="float">
            <text:p>42.3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2020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2019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2018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2017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2016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2015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2014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2013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201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2011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9928" calcext:value-type="float">
            <text:p>39.8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2010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3688" calcext:value-type="float">
            <text:p>39.4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2009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200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164" calcext:value-type="float">
            <text:p>39.7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2006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5816" calcext:value-type="float">
            <text:p>39.6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2005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2004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8008" calcext:value-type="float">
            <text:p>39.6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200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2001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2000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1999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1312" calcext:value-type="float">
            <text:p>38.6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1998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1997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164" calcext:value-type="float">
            <text:p>39.7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1996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1995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1993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1992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1988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3784" calcext:value-type="float">
            <text:p>40.9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1983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0672" calcext:value-type="float">
            <text:p>41.1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1983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198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1983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54" calcext:value-type="float">
            <text:p>39.3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1983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1983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1983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1982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1982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828" calcext:value-type="float">
            <text:p>39.5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1982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1982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6672" calcext:value-type="float">
            <text:p>39.6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1982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3352" calcext:value-type="float">
            <text:p>39.7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198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1980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1979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1979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1978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1978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197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1976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1976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1975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1975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